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language="ru" fo:country="RU" officeooo:rsid="00194e63" officeooo:paragraph-rsid="00194e63"/>
    </style:style>
    <style:style style:name="P2" style:family="paragraph" style:parent-style-name="Heading_20_3">
      <style:text-properties fo:language="ru" fo:country="RU" officeooo:rsid="00194e63" officeooo:paragraph-rsid="00194e63" fo:background-color="#ffff00"/>
    </style:style>
    <style:style style:name="P3" style:family="paragraph" style:parent-style-name="Standard">
      <style:text-properties fo:language="ru" fo:country="RU" officeooo:rsid="00194e63" officeooo:paragraph-rsid="00194e63"/>
    </style:style>
    <style:style style:name="P4" style:family="paragraph" style:parent-style-name="Standard">
      <style:text-properties fo:language="ru" fo:country="RU" officeooo:rsid="00194e63" officeooo:paragraph-rsid="00194e63" fo:background-color="#ffff00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in" fo:margin-bottom="0in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in" fo:margin-bottom="0in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in" fo:margin-bottom="0in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paragraph-properties fo:margin-top="0in" fo:margin-bottom="0in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5">
      <style:paragraph-properties fo:margin-top="0in" fo:margin-bottom="0in" style:contextual-spacing="false"/>
    </style:style>
    <style:style style:name="P15" style:family="paragraph" style:parent-style-name="Text_20_body" style:list-style-name="L6"/>
    <style:style style:name="P16" style:family="paragraph" style:parent-style-name="Text_20_body" style:list-style-name="L6">
      <style:paragraph-properties fo:margin-top="0in" fo:margin-bottom="0in" style:contextual-spacing="false"/>
    </style:style>
    <style:style style:name="P17" style:family="paragraph" style:parent-style-name="Text_20_body" style:list-style-name="L7"/>
    <style:style style:name="P18" style:family="paragraph" style:parent-style-name="Text_20_body" style:list-style-name="L7">
      <style:paragraph-properties fo:margin-top="0in" fo:margin-bottom="0in" style:contextual-spacing="false"/>
    </style:style>
    <style:style style:name="P19" style:family="paragraph" style:parent-style-name="Text_20_body" style:list-style-name="L8"/>
    <style:style style:name="P20" style:family="paragraph" style:parent-style-name="Text_20_body" style:list-style-name="L8">
      <style:paragraph-properties fo:margin-top="0in" fo:margin-bottom="0in" style:contextual-spacing="false"/>
    </style:style>
    <style:style style:name="P21" style:family="paragraph" style:parent-style-name="Text_20_body" style:list-style-name="L9"/>
    <style:style style:name="P22" style:family="paragraph" style:parent-style-name="Text_20_body" style:list-style-name="L9">
      <style:paragraph-properties fo:margin-top="0in" fo:margin-bottom="0in" style:contextual-spacing="false"/>
    </style:style>
    <style:style style:name="P23" style:family="paragraph" style:parent-style-name="Text_20_body" style:list-style-name="L10"/>
    <style:style style:name="P24" style:family="paragraph" style:parent-style-name="Text_20_body" style:list-style-name="L10">
      <style:paragraph-properties fo:margin-top="0in" fo:margin-bottom="0in" style:contextual-spacing="false"/>
    </style:style>
    <style:style style:name="P25" style:family="paragraph" style:parent-style-name="Text_20_body" style:list-style-name="L11"/>
    <style:style style:name="P26" style:family="paragraph" style:parent-style-name="Text_20_body" style:list-style-name="L11">
      <style:paragraph-properties fo:margin-top="0in" fo:margin-bottom="0in" style:contextual-spacing="false"/>
    </style:style>
    <style:style style:name="P27" style:family="paragraph" style:parent-style-name="Text_20_body" style:list-style-name="L12"/>
    <style:style style:name="P28" style:family="paragraph" style:parent-style-name="Text_20_body" style:list-style-name="L12">
      <style:paragraph-properties fo:margin-top="0in" fo:margin-bottom="0in" style:contextual-spacing="false"/>
    </style:style>
    <style:style style:name="P29" style:family="paragraph" style:parent-style-name="Text_20_body" style:list-style-name="L13"/>
    <style:style style:name="P30" style:family="paragraph" style:parent-style-name="Text_20_body" style:list-style-name="L13">
      <style:paragraph-properties fo:margin-top="0in" fo:margin-bottom="0in" style:contextual-spacing="false"/>
    </style:style>
    <style:style style:name="P31" style:family="paragraph" style:parent-style-name="Text_20_body" style:list-style-name="L14"/>
    <style:style style:name="P32" style:family="paragraph" style:parent-style-name="Text_20_body" style:list-style-name="L14">
      <style:paragraph-properties fo:margin-top="0in" fo:margin-bottom="0in" style:contextual-spacing="false"/>
    </style:style>
    <style:style style:name="P33" style:family="paragraph" style:parent-style-name="Text_20_body" style:list-style-name="L15"/>
    <style:style style:name="P34" style:family="paragraph" style:parent-style-name="Text_20_body" style:list-style-name="L15">
      <style:paragraph-properties fo:margin-top="0in" fo:margin-bottom="0in" style:contextual-spacing="false"/>
    </style:style>
    <style:style style:name="P35" style:family="paragraph" style:parent-style-name="Text_20_body" style:list-style-name="L16"/>
    <style:style style:name="P36" style:family="paragraph" style:parent-style-name="Text_20_body" style:list-style-name="L16">
      <style:paragraph-properties fo:margin-top="0in" fo:margin-bottom="0in" style:contextual-spacing="false"/>
    </style:style>
    <style:style style:name="P37" style:family="paragraph" style:parent-style-name="Text_20_body" style:list-style-name="L17"/>
    <style:style style:name="P38" style:family="paragraph" style:parent-style-name="Text_20_body" style:list-style-name="L17">
      <style:paragraph-properties fo:margin-top="0in" fo:margin-bottom="0in" style:contextual-spacing="false"/>
    </style:style>
    <style:style style:name="P39" style:family="paragraph" style:parent-style-name="Text_20_body" style:list-style-name="L18"/>
    <style:style style:name="P40" style:family="paragraph" style:parent-style-name="Text_20_body" style:list-style-name="L18">
      <style:paragraph-properties fo:margin-top="0in" fo:margin-bottom="0in" style:contextual-spacing="false"/>
    </style:style>
    <style:style style:name="P41" style:family="paragraph" style:parent-style-name="Text_20_body" style:list-style-name="L19"/>
    <style:style style:name="P42" style:family="paragraph" style:parent-style-name="Text_20_body" style:list-style-name="L19">
      <style:paragraph-properties fo:margin-top="0in" fo:margin-bottom="0in" style:contextual-spacing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transparent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Задача №5</text:p>
      <text:p text:style-name="P4"/>
      <text:p text:style-name="P3"><text:span text:style-name="T4">Сформировать и описать аналитический обзор проделанной работы по следующим критериям: Функциональность, Производительность, Удобство использования, Безопасность, Масштабируемость, Сопровождаемость, Переносимость, Качество кода, Тестирование</text:span> </text:p>
      <text:p text:style-name="P3"/>
      <text:p text:style-name="P3">Я взял за основу для анализа свое серверное приложение <text:span text:style-name="T1">Delfi + IIS + MSSQL</text:span></text:p>
      <text:p text:style-name="P3"><text:span text:style-name="T1"/></text:p>
      <text:h text:style-name="P1" text:outline-level="3"><text:span text:style-name="T1">Аналитический обзор проделанной работы по созданию веб-приложения на Delphi с использованием MS SQL Server и IIS по следующим критериям:</text:span></text:h>
      <text:h text:style-name="Heading_20_4" text:outline-level="4">1. <text:span text:style-name="Strong_20_Emphasis">Функциональность</text:span></text:h>
      <text:list text:style-name="L1">
        <text:list-item>
          <text:p text:style-name="P6">Приложение выполняет базовую функциональность: подключается к базе данных MS SQL Server, выполняет SQL-запросы и отображает данные в браузере через HTML-ответы.</text:p>
        </text:list-item>
        <text:list-item>
          <text:p text:style-name="P6">Реализован механизм логирования операций с базой данных и возможных ошибок в текстовый файл, что помогает отслеживать выполнение программы и диагностику.</text:p>
        </text:list-item>
        <text:list-item>
          <text:p text:style-name="P5">Основные функции включают отображение списка клиентов с их ID, именами и фамилиями.</text:p>
        </text:list-item>
      </text:list>
      <text:h text:style-name="Heading_20_4" text:outline-level="4">2. <text:span text:style-name="Strong_20_Emphasis">Производительность</text:span></text:h>
      <text:list text:style-name="L2">
        <text:list-item>
          <text:p text:style-name="P8">Производительность системы зависит от нескольких факторов: скорости соединения с базой данных, времени выполнения SQL-запросов и генерации HTML-ответов.</text:p>
        </text:list-item>
        <text:list-item>
          <text:p text:style-name="P8">В текущей реализации приложение использует синхронное подключение к базе данных и выполнение запросов, что может вызывать задержки при больших объемах данных или при больших нагрузках на сервер базы данных.</text:p>
        </text:list-item>
        <text:list-item>
          <text:p text:style-name="P7">Для повышения производительности можно было бы рассмотреть оптимизацию SQL-запросов, использование кеширования или внедрение асинхронных операций.</text:p>
        </text:list-item>
      </text:list>
      <text:h text:style-name="Heading_20_4" text:outline-level="4">3. <text:span text:style-name="Strong_20_Emphasis">Удобство использования</text:span></text:h>
      <text:list text:style-name="L3">
        <text:list-item>
          <text:p text:style-name="P10">Веб-приложение имеет базовый пользовательский интерфейс, который отображает данные в виде HTML-таблицы. Это удобно для небольших объемов данных, однако при увеличении количества записей может потребоваться пагинация или фильтрация данных для улучшения восприятия.</text:p>
        </text:list-item>
        <text:list-item>
          <text:p text:style-name="P9">Интерфейс кода и структуры приложений довольно простой, что делает его доступным для модификаций и интеграций.</text:p>
        </text:list-item>
      </text:list>
      <text:h text:style-name="Heading_20_4" text:outline-level="4">4. <text:span text:style-name="Strong_20_Emphasis">Безопасность</text:span></text:h>
      <text:list text:style-name="L4">
        <text:list-item>
          <text:p text:style-name="P12">В приложении используется Windows-аутентификация для подключения к MS SQL Server, что обеспечивает безопасное управление правами доступа через встроенные механизмы операционной системы.</text:p>
        </text:list-item>
        <text:list-item>
          <text:p text:style-name="P12"><text:soft-page-break/>Однако текущее решение не защищено от SQL-инъекций, так как SQL-запросы формируются напрямую в коде. Рекомендуется использовать параметры запросов для предотвращения SQL-инъекций.</text:p>
        </text:list-item>
        <text:list-item>
          <text:p text:style-name="P11">Протоколирование ошибок в текстовый файл без дополнительных мер по защите также может быть уязвимостью. Необходимо контролировать доступ к файлам логов.</text:p>
        </text:list-item>
      </text:list>
      <text:h text:style-name="Heading_20_4" text:outline-level="4">5. <text:span text:style-name="Strong_20_Emphasis">Масштабируемость</text:span></text:h>
      <text:list text:style-name="L5">
        <text:list-item>
          <text:p text:style-name="P14">Приложение в текущем виде не масштабируемо для высоких нагрузок. Для увеличения масштабируемости потребуется внедрение асинхронной обработки данных, балансировки нагрузки, а также оптимизация взаимодействия с базой данных.</text:p>
        </text:list-item>
        <text:list-item>
          <text:p text:style-name="P13">IIS позволяет разворачивать приложения на более крупные серверные среды, что в будущем может быть полезным при увеличении нагрузки.</text:p>
        </text:list-item>
      </text:list>
      <text:h text:style-name="Heading_20_4" text:outline-level="4">6. <text:span text:style-name="Strong_20_Emphasis">Сопровождаемость</text:span></text:h>
      <text:list text:style-name="L6">
        <text:list-item>
          <text:p text:style-name="P16">Приложение написано на Delphi, что является плюсом для разработчиков, знакомых с этой средой. Однако этот стек технологий не является самым популярным, что может вызвать трудности при найме новых разработчиков.</text:p>
        </text:list-item>
        <text:list-item>
          <text:p text:style-name="P15">Логирование помогает в диагностике ошибок и упрощает процесс отладки, что положительно влияет на сопровождаемость проекта.</text:p>
        </text:list-item>
      </text:list>
      <text:h text:style-name="Heading_20_4" text:outline-level="4">7. <text:span text:style-name="Strong_20_Emphasis">Переносимость</text:span></text:h>
      <text:list text:style-name="L7">
        <text:list-item>
          <text:p text:style-name="P18">Приложение в текущем виде достаточно тесно связано с Windows, так как использует IIS и Windows-аутентификацию для работы с базой данных.</text:p>
        </text:list-item>
        <text:list-item>
          <text:p text:style-name="P17">Переносимость ограничена платформой, на которой работает IIS и MS SQL Server. Для повышения переносимости можно было бы рассмотреть использование кросс-платформенных решений (например, Apache или Nginx).</text:p>
        </text:list-item>
      </text:list>
      <text:h text:style-name="Heading_20_4" text:outline-level="4">8. <text:span text:style-name="Strong_20_Emphasis">Качество кода</text:span></text:h>
      <text:list text:style-name="L8">
        <text:list-item>
          <text:p text:style-name="P20">Код в целом структурирован, но требует улучшений в плане обработки исключений и повышения читаемости. Некоторые участки кода можно оптимизировать (например, генерацию HTML через шаблоны или использование ORM).</text:p>
        </text:list-item>
        <text:list-item>
          <text:p text:style-name="P19">Использование жестко закодированных строк (например, пути к файлам логов) снижает гибкость системы. В будущем лучше вынести такие параметры в конфигурационные файлы.</text:p>
        </text:list-item>
      </text:list>
      <text:h text:style-name="Heading_20_4" text:outline-level="4">9. <text:span text:style-name="Strong_20_Emphasis">Тестирование</text:span></text:h>
      <text:list text:style-name="L9">
        <text:list-item>
          <text:p text:style-name="P22">В текущей реализации отсутствуют механизмы автоматического тестирования. Рекомендуется добавить модульные тесты для проверки корректности работы с базой данных и генерации HTML-ответов.</text:p>
        </text:list-item>
        <text:list-item>
          <text:p text:style-name="P21">Также необходимо протестировать приложение под разными нагрузками и учесть различные сценарии (например, недоступность базы данных, неправильные запросы и т.д.).</text:p>
        </text:list-item>
      </text:list>
      <text:h text:style-name="Heading_20_3" text:outline-level="3"><text:soft-page-break/>Итоговые рекомендации:</text:h>
      <text:list text:style-name="L10">
        <text:list-item>
          <text:p text:style-name="P24">Улучшить безопасность, добавив защиту от SQL-инъекций.</text:p>
        </text:list-item>
        <text:list-item>
          <text:p text:style-name="P24">Рассмотреть возможности для масштабируемости, включая асинхронные операции.</text:p>
        </text:list-item>
        <text:list-item>
          <text:p text:style-name="P24">Добавить тестирование и улучшить качество кода за счет параметризации и рефакторинга.</text:p>
        </text:list-item>
        <text:list-item>
          <text:p text:style-name="P23">Развивать удобство использования через модернизацию UI для работы с большими данными.</text:p>
        </text:list-item>
      </text:list>
      <text:p text:style-name="P4"><text:span text:style-name="T1">На основе проведенного анализа выше предложите способы решения выявленных проблем в ходе выполнения выбранной Вами кейс-задачи </text:span></text:p>
      <text:p text:style-name="P4"><text:span text:style-name="T1"/></text:p>
      <text:h text:style-name="P2" text:outline-level="3"><text:span text:style-name="T2">1. </text:span><text:span text:style-name="Strong_20_Emphasis"><text:span text:style-name="T2">Функциональность</text:span></text:span></text:h>
      <text:p text:style-name="Text_20_body"><text:span text:style-name="Strong_20_Emphasis">Проблема</text:span>: Базовая функциональность может быть расширена для удобства работы с данными. <text:span text:style-name="Strong_20_Emphasis">Решение</text:span>:</text:p>
      <text:list text:style-name="L11">
        <text:list-item>
          <text:p text:style-name="P26">Внедрить новые функции, такие как фильтрация, пагинация и сортировка данных на уровне интерфейса.</text:p>
        </text:list-item>
        <text:list-item>
          <text:p text:style-name="P26">Добавить возможности для более сложных запросов с использованием динамических параметров, чтобы пользователь мог получать нужные данные.</text:p>
        </text:list-item>
        <text:list-item>
          <text:p text:style-name="P25">Рассмотреть возможность добавления REST API для удобной интеграции с другими системами.</text:p>
        </text:list-item>
      </text:list>
      <text:h text:style-name="Heading_20_3" text:outline-level="3">2. <text:span text:style-name="Strong_20_Emphasis">Производительность</text:span></text:h>
      <text:p text:style-name="Text_20_body"><text:span text:style-name="Strong_20_Emphasis">Проблема</text:span>: Приложение использует синхронные запросы, что может вызывать задержки при увеличении нагрузки. <text:span text:style-name="Strong_20_Emphasis">Решение</text:span>:</text:p>
      <text:list text:style-name="L12">
        <text:list-item>
          <text:p text:style-name="P28">Реализовать асинхронное выполнение SQL-запросов, чтобы не блокировать интерфейс при больших запросах.</text:p>
        </text:list-item>
        <text:list-item>
          <text:p text:style-name="P28">Внедрить кеширование данных на уровне приложения или базы данных для уменьшения нагрузки.</text:p>
        </text:list-item>
        <text:list-item>
          <text:p text:style-name="P28">Оптимизировать SQL-запросы (например, с помощью индексов в базе данных) и рассмотреть возможность разделения данных на страницы для увеличения скорости обработки запросов.</text:p>
        </text:list-item>
        <text:list-item>
          <text:p text:style-name="P27">Использовать пул соединений для оптимизации работы с базой данных и предотвращения слишком частого открытия и закрытия соединений.</text:p>
        </text:list-item>
      </text:list>
      <text:h text:style-name="Heading_20_3" text:outline-level="3">3. <text:span text:style-name="Strong_20_Emphasis">Удобство использования</text:span></text:h>
      <text:p text:style-name="Text_20_body"><text:span text:style-name="Strong_20_Emphasis">Проблема</text:span>: Приложение обладает базовым интерфейсом для вывода данных, что может быть неудобно при увеличении объемов. <text:span text:style-name="Strong_20_Emphasis">Решение</text:span>:</text:p>
      <text:list text:style-name="L13">
        <text:list-item>
          <text:p text:style-name="P30">Улучшить интерфейс для вывода данных, добавив поддержку пагинации, поиска и фильтрации данных по ключевым полям.</text:p>
        </text:list-item>
        <text:list-item>
          <text:p text:style-name="P30"><text:soft-page-break/>Интегрировать сторонние библиотеки для визуализации данных, например, через диаграммы или графики.</text:p>
        </text:list-item>
        <text:list-item>
          <text:p text:style-name="P29">Добавить адаптивный дизайн для работы на мобильных устройствах.</text:p>
        </text:list-item>
      </text:list>
      <text:h text:style-name="Heading_20_3" text:outline-level="3">4. <text:span text:style-name="Strong_20_Emphasis">Безопасность</text:span></text:h>
      <text:p text:style-name="Text_20_body"><text:span text:style-name="Strong_20_Emphasis">Проблема</text:span>: Отсутствует защита от SQL-инъекций, что может привести к уязвимостям. <text:span text:style-name="Strong_20_Emphasis">Решение</text:span>:</text:p>
      <text:list text:style-name="L14">
        <text:list-item>
          <text:p text:style-name="P32">Использовать параметризованные запросы для работы с базой данных, чтобы избежать SQL-инъекций.</text:p>
        </text:list-item>
        <text:list-item>
          <text:p text:style-name="P32">Ограничить доступ к лог-файлам и использовать шифрование для хранения конфиденциальной информации.</text:p>
        </text:list-item>
        <text:list-item>
          <text:p text:style-name="P31">Рассмотреть использование HTTPS для обеспечения шифрования данных при передаче.</text:p>
        </text:list-item>
      </text:list>
      <text:h text:style-name="Heading_20_3" text:outline-level="3">5. <text:span text:style-name="Strong_20_Emphasis">Масштабируемость</text:span></text:h>
      <text:p text:style-name="Text_20_body"><text:span text:style-name="Strong_20_Emphasis">Проблема</text:span>: Приложение не масштабируемо для работы под высокой нагрузкой. <text:span text:style-name="Strong_20_Emphasis">Решение</text:span>:</text:p>
      <text:list text:style-name="L15">
        <text:list-item>
          <text:p text:style-name="P34">Внедрить горизонтальное масштабирование, добавив несколько серверов IIS для балансировки нагрузки.</text:p>
        </text:list-item>
        <text:list-item>
          <text:p text:style-name="P34">Использовать асинхронные запросы и разгрузить сервер базы данных с помощью репликации данных или применения распределенных баз данных.</text:p>
        </text:list-item>
        <text:list-item>
          <text:p text:style-name="P33">Добавить обработку фоновых задач для длительных операций.</text:p>
        </text:list-item>
      </text:list>
      <text:h text:style-name="Heading_20_3" text:outline-level="3">6. <text:span text:style-name="Strong_20_Emphasis">Сопровождаемость</text:span></text:h>
      <text:p text:style-name="Text_20_body"><text:span text:style-name="Strong_20_Emphasis">Проблема</text:span>: Использование Delphi ограничивает гибкость в отношении новых разработчиков. <text:span text:style-name="Strong_20_Emphasis">Решение</text:span>:</text:p>
      <text:list text:style-name="L16">
        <text:list-item>
          <text:p text:style-name="P36">Обеспечить документирование кода для упрощения сопровождения.</text:p>
        </text:list-item>
        <text:list-item>
          <text:p text:style-name="P36">Рассмотреть возможность миграции на более современные технологии или добавление слоев абстракции для упрощения сопровождения в будущем.</text:p>
        </text:list-item>
        <text:list-item>
          <text:p text:style-name="P35">Обеспечить обучение разработчиков для работы с текущей технологией или рассмотреть миграцию на кросс-платформенные решения.</text:p>
        </text:list-item>
      </text:list>
      <text:h text:style-name="Heading_20_3" text:outline-level="3">7. <text:span text:style-name="Strong_20_Emphasis">Переносимость</text:span></text:h>
      <text:p text:style-name="Text_20_body"><text:span text:style-name="Strong_20_Emphasis">Проблема</text:span>: Приложение сильно связано с Windows и IIS. <text:span text:style-name="Strong_20_Emphasis">Решение</text:span>:</text:p>
      <text:list text:style-name="L17">
        <text:list-item>
          <text:p text:style-name="P38">Рассмотреть переход на платформы, которые поддерживают кросс-платформенные веб-сервера (например, Apache, Nginx).</text:p>
        </text:list-item>
        <text:list-item>
          <text:p text:style-name="P37">Использовать контейнеризацию (например, Docker), чтобы облегчить переносимость и развертывание приложения на других серверах.</text:p>
        </text:list-item>
      </text:list>
      <text:h text:style-name="Heading_20_3" text:outline-level="3">8. <text:span text:style-name="Strong_20_Emphasis">Качество кода</text:span></text:h>
      <text:p text:style-name="Text_20_body"><text:span text:style-name="Strong_20_Emphasis">Проблема</text:span>: Код нуждается в оптимизации и улучшении читаемости. <text:span text:style-name="Strong_20_Emphasis">Решение</text:span>:</text:p>
      <text:list text:style-name="L18">
        <text:list-item>
          <text:p text:style-name="P40"><text:soft-page-break/>Реализовать обработку исключений на всех уровнях приложения для предотвращения аварийных остановок.</text:p>
        </text:list-item>
        <text:list-item>
          <text:p text:style-name="P40">Вынести конфигурационные параметры (например, строку подключения к базе данных) в отдельные файлы конфигурации, чтобы облегчить сопровождение и модификацию.</text:p>
        </text:list-item>
        <text:list-item>
          <text:p text:style-name="P39">Улучшить структуру кода, разделив логику бизнес-правил и доступа к данным на отдельные модули.</text:p>
        </text:list-item>
      </text:list>
      <text:h text:style-name="Heading_20_3" text:outline-level="3">9. <text:span text:style-name="Strong_20_Emphasis">Тестирование</text:span></text:h>
      <text:p text:style-name="Text_20_body"><text:span text:style-name="Strong_20_Emphasis">Проблема</text:span>: Отсутствуют автоматизированные тесты. <text:span text:style-name="Strong_20_Emphasis">Решение</text:span>:</text:p>
      <text:list text:style-name="L19">
        <text:list-item>
          <text:p text:style-name="P42">Внедрить автоматизированное тестирование, начиная с модульных тестов для проверки работы с базой данных и бизнес-логики.</text:p>
        </text:list-item>
        <text:list-item>
          <text:p text:style-name="P42">Добавить нагрузочное тестирование для проверки производительности приложения при высоких нагрузках.</text:p>
        </text:list-item>
        <text:list-item>
          <text:p text:style-name="P41">Использовать инструменты для мониторинга производительности и ошибок в режиме реального времени.</text:p>
        </text:list-item>
      </text:list>
      <text:p text:style-name="Text_20_body">Эти решения помогут улучшить функциональность, производительность, безопасность и другие аспекты веб-приложения, а также сделают его более надежным и гибким для будущего использования.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17:30:08.120000000</meta:creation-date>
    <dc:date>2024-09-30T17:32:41.150000000</dc:date>
    <meta:editing-duration>PT2M33S</meta:editing-duration>
    <meta:editing-cycles>1</meta:editing-cycles>
    <meta:document-statistic meta:table-count="0" meta:image-count="0" meta:object-count="0" meta:page-count="5" meta:paragraph-count="86" meta:word-count="1098" meta:character-count="8654" meta:non-whitespace-character-count="7692"/>
    <meta:generator>LibreOffice/7.6.2.1$Windows_X86_64 LibreOffice_project/56f7684011345957bbf33a7ee678afaf4d2ba333</meta:generator>
  </office:meta>
</office:document-meta>
</file>